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032cm" svg:x="1.508cm" svg:y="6.969cm">
          <text:p text:style-name="P1">/artic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3.413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5.699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7.985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0.271cm" svg:y="7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12.303cm" svg:y="4.429cm">
          <text:p text:style-name="P1">/pathwayche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4.081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5.859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17.256cm" svg:y="6.969cm">
          <text:p text:style-name="P1">/u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75cm" svg:height="0.962cm" svg:x="3.548cm" svg:y="4.937cm">
          <draw:text-box>
            <text:p>/career</text:p>
          </draw:text-box>
        </draw:frame>
        <draw:frame draw:style-name="gr5" draw:text-style-name="P2" draw:layer="layout" svg:width="3.567cm" svg:height="0.962cm" svg:x="5.288cm" svg:y="7.604cm">
          <draw:text-box>
            <text:p>/newsletter</text:p>
          </draw:text-box>
        </draw:frame>
        <draw:frame draw:style-name="gr6" draw:text-style-name="P2" draw:layer="layout" svg:width="0.997cm" svg:height="0.962cm" svg:x="8.62cm" svg:y="5.064cm">
          <draw:text-box>
            <text:p>/c</text:p>
          </draw:text-box>
        </draw:frame>
        <draw:frame draw:style-name="gr7" draw:text-style-name="P2" draw:layer="layout" svg:width="2.754cm" svg:height="0.962cm" svg:x="10.106cm" svg:y="7.658cm">
          <draw:text-box>
            <text:p>/explore</text:p>
          </draw:text-box>
        </draw:frame>
        <draw:frame draw:style-name="gr8" draw:text-style-name="P2" draw:layer="layout" svg:width="2.403cm" svg:height="0.962cm" svg:x="14.116cm" svg:y="7.658cm">
          <draw:text-box>
            <text:p>/profile</text:p>
          </draw:text-box>
        </draw:frame>
        <draw:frame draw:style-name="gr9" draw:text-style-name="P2" draw:layer="layout" svg:width="4.198cm" svg:height="0.962cm" svg:x="15.175cm" svg:y="5.491cm">
          <draw:text-box>
            <text:p>/scholarship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6:04:39.329854600</meta:creation-date>
    <dc:date>2019-03-09T16:15:15.829695735</dc:date>
    <meta:editing-duration>PT6S</meta:editing-duration>
    <meta:editing-cycles>1</meta:editing-cycles>
    <meta:generator>LibreOffice/5.1.6.2$Linux_X86_64 LibreOffice_project/10m0$Build-2</meta:generator>
    <meta:document-statistic meta:object-count="15"/>
  </office:meta>
</office:document-meta>
</file>